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b3b3b3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cm" draw:marker-start-width="0.275cm" draw:marker-end-width="0.275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5cm" svg:height="2.5cm" svg:x="15.5cm" svg:y="4cm">
          <text:p text:style-name="P1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2.5cm" svg:x="9.5cm" svg:y="4cm">
          <text:p text:style-name="P1">GlusterFS</text:p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2.5cm" svg:x="0.5cm" svg:y="4cm">
          <text:p text:style-name="P1">GlusterFS</text:p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16cm" svg:y="11cm">
          <text:p text:style-name="P1">V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16cm" svg:y="14.5cm">
          <text:p text:style-name="P1">F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1cm" svg:y="10.5cm">
          <text:p text:style-name="P1">VF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1cm" svg:y="14.5cm">
          <text:p text:style-name="P1">EXT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2cm" svg:x="10.5cm" svg:y="12.5cm">
          <text:p text:style-name="P1">/dev/fus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0cm" svg:y1="9cm" svg:x2="21cm" svg:y2="9cm">
          <text:p text:style-name="P3"/>
        </draw:line>
        <draw:line draw:style-name="gr3" draw:text-style-name="P2" draw:layer="layout" svg:x1="7cm" svg:y1="2cm" svg:x2="7cm" svg:y2="17cm">
          <text:p text:style-name="P3"/>
        </draw:line>
        <draw:frame draw:style-name="gr4" draw:layer="layout" svg:width="3.944cm" svg:height="0.988cm" svg:x="12.5cm" svg:y="2.012cm">
          <draw:text-box>
            <text:p text:style-name="P3">User space</text:p>
          </draw:text-box>
        </draw:frame>
        <draw:frame draw:style-name="gr4" draw:layer="layout" svg:width="4.515cm" svg:height="0.988cm" svg:x="12.556cm" svg:y="17.012cm">
          <draw:text-box>
            <text:p text:style-name="P3">Kernel space</text:p>
          </draw:text-box>
        </draw:frame>
        <draw:frame draw:style-name="gr4" draw:layer="layout" svg:width="3.173cm" svg:height="1.725cm" svg:x="7.5cm" svg:y="2.012cm">
          <draw:text-box>
            <text:p text:style-name="P3">Client</text:p>
            <text:p text:style-name="P3">machine</text:p>
          </draw:text-box>
        </draw:frame>
        <draw:frame draw:style-name="gr4" draw:layer="layout" svg:width="3.173cm" svg:height="1.725cm" svg:x="1.827cm" svg:y="2cm">
          <draw:text-box>
            <text:p text:style-name="P3">Server</text:p>
            <text:p text:style-name="P3">machine</text:p>
          </draw:text-box>
        </draw:frame>
        <draw:line draw:style-name="gr5" draw:text-style-name="P2" draw:layer="layout" svg:x1="5cm" svg:y1="5.5cm" svg:x2="9.5cm" svg:y2="5.5cm">
          <text:p text:style-name="P3"/>
        </draw:line>
        <draw:line draw:style-name="gr6" draw:text-style-name="P2" draw:layer="layout" svg:x1="12cm" svg:y1="12.5cm" svg:x2="12cm" svg:y2="6.5cm">
          <text:p text:style-name="P3"/>
        </draw:line>
        <draw:line draw:style-name="gr6" draw:text-style-name="P2" draw:layer="layout" svg:x1="17.5cm" svg:y1="6.5cm" svg:x2="17.5cm" svg:y2="11cm">
          <text:p text:style-name="P3"/>
        </draw:line>
        <draw:line draw:style-name="gr7" draw:text-style-name="P2" draw:layer="layout" svg:x1="17.5cm" svg:y1="13cm" svg:x2="17.5cm" svg:y2="14.5cm">
          <text:p text:style-name="P3"/>
        </draw:line>
        <draw:line draw:style-name="gr7" draw:text-style-name="P2" draw:layer="layout" svg:x1="16cm" svg:y1="15.5cm" svg:x2="13.242cm" svg:y2="14.056cm">
          <text:p text:style-name="P3"/>
        </draw:line>
        <draw:frame draw:style-name="gr4" draw:layer="layout" svg:width="2.754cm" svg:height="1.725cm" svg:x="17.5cm" svg:y="6.775cm">
          <draw:text-box>
            <text:p text:style-name="P3">system</text:p>
            <text:p text:style-name="P3">call</text:p>
          </draw:text-box>
        </draw:frame>
        <draw:frame draw:style-name="gr4" draw:layer="layout" svg:width="1.624cm" svg:height="0.988cm" svg:x="12.376cm" svg:y="7.012cm">
          <draw:text-box>
            <text:p text:style-name="P3">poll</text:p>
          </draw:text-box>
        </draw:frame>
        <draw:frame draw:style-name="gr8" draw:text-style-name="P3" draw:layer="layout" svg:width="1.696cm" svg:height="1.75cm" svg:x="7.28cm" svg:y="3.75cm">
          <draw:text-box>
            <text:p text:style-name="P3">TCP</text:p>
            <text:p text:style-name="P3">or</text:p>
          </draw:text-box>
        </draw:frame>
        <draw:frame draw:style-name="gr9" draw:text-style-name="P3" draw:layer="layout" svg:width="1.112cm" svg:height="0.988cm" svg:x="7.28cm" svg:y="5.512cm">
          <draw:text-box>
            <text:p text:style-name="P3">IB</text:p>
          </draw:text-box>
        </draw:frame>
        <draw:line draw:style-name="gr6" draw:text-style-name="P2" draw:layer="layout" svg:x1="2.5cm" svg:y1="6.5cm" svg:x2="2.5cm" svg:y2="10.5cm">
          <text:p text:style-name="P3"/>
        </draw:line>
        <draw:line draw:style-name="gr7" draw:text-style-name="P2" draw:layer="layout" svg:x1="2.5cm" svg:y1="12.5cm" svg:x2="2.5cm" svg:y2="14.5cm">
          <text:p text:style-name="P3"/>
        </draw:line>
        <draw:line draw:style-name="gr10" draw:text-style-name="P2" draw:layer="layout" svg:x1="5cm" svg:y1="5.5cm" svg:x2="9.5cm" svg:y2="5.5cm">
          <text:p text:style-name="P3"/>
        </draw:line>
        <draw:line draw:style-name="gr10" draw:text-style-name="P2" draw:layer="layout" svg:x1="5cm" svg:y1="5.345cm" svg:x2="9.5cm" svg:y2="5.3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31T01:23:57</meta:creation-date>
    <dc:date>2007-10-31T01:50:03</dc:date>
    <dc:language>en-IN</dc:language>
    <meta:editing-cycles>15</meta:editing-cycles>
    <meta:editing-duration>PT24M5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